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02FFB0862B267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97cm, 6.322cm, 3.371cm, 21.83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854cm" svg:y="-0.074cm" svg:width="15.182cm" svg:height="21.387cm" draw:z-index="0"><draw:image xlink:href="Pictures/100000000000055600000300D02FFB0862B267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30:48.181000000</dc:date>
    <meta:editing-duration>PT16M59S</meta:editing-duration>
    <meta:editing-cycles>3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